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00d" officeooo:paragraph-rsid="0017f00d"/>
    </style:style>
    <style:style style:name="T1" style:family="text">
      <style:text-properties officeooo:rsid="0018b6be"/>
    </style:style>
    <style:style style:name="T2" style:family="text">
      <style:text-properties style:text-position="super 58%" officeooo:rsid="0018b6be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: How to generate aws s3 presigned url?</text:p>
      <text:p text:style-name="P1"><text:s text:c="2"/></text:p>
      <text:p text:style-name="P1"/>
      <text:p text:style-name="P1">ans: <text:span text:style-name="T1">1</text:span><text:span text:style-name="T2">st</text:span><text:span text:style-name="T1"> </text:span>install and configure aws cli. <text:span text:style-name="T1">then</text:span></text:p>
      <text:p text:style-name="P1"/>
      <text:p text:style-name="P1"><text:s/>Syntax: <text:s text:c="2"/>aws s3 presign –expires &lt;number in seconds&gt; s3://&lt;bucket name&gt;/&lt;object name&gt;</text:p>
      <text:p text:style-name="P1"><text:s text:c="8"/></text:p>
      <text:p text:style-name="P1">Exa: <text:s text:c="2"/>aws s3 presign --expires 300 s3://jenkins.autodeploy/wp.sh</text:p>
      <text:p text:style-name="P1"/>
      <text:p text:style-name="P1"/>
      <text:p text:style-name="P1"/>
      <text:p text:style-name="P1"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37:22.128921832</meta:creation-date>
    <dc:date>2019-02-06T15:41:14.663184614</dc:date>
    <meta:editing-duration>PT3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5" meta:character-count="258" meta:non-whitespace-character-count="201"/>
  </office:meta>
</office:document-meta>
</file>